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">
      <style:text-properties officeooo:paragraph-rsid="00195a3c"/>
    </style:style>
    <style:style style:name="P2" style:family="paragraph" style:parent-style-name="Heading">
      <style:text-properties officeooo:paragraph-rsid="001cedb8"/>
    </style:style>
    <style:style style:name="P3" style:family="paragraph" style:parent-style-name="Standard">
      <style:text-properties officeooo:rsid="001cedb8" officeooo:paragraph-rsid="001cedb8"/>
    </style:style>
    <style:style style:name="P4" style:family="paragraph" style:parent-style-name="Heading_20_1"/>
    <style:style style:name="P5" style:family="paragraph" style:parent-style-name="Standard">
      <style:text-properties officeooo:rsid="001cedb8" officeooo:paragraph-rsid="001cedb8"/>
    </style:style>
    <style:style style:name="P6" style:family="paragraph" style:parent-style-name="Standard">
      <style:text-properties officeooo:rsid="001eab85" officeooo:paragraph-rsid="001eab85"/>
    </style:style>
    <style:style style:name="T1" style:family="text">
      <style:text-properties officeooo:rsid="001a731d"/>
    </style:style>
    <style:style style:name="T2" style:family="text">
      <style:text-properties officeooo:rsid="00195a3c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Date compiled: </text:span><text:span text:style-name="T2"><text:date style:data-style-name="N37" text:date-value="2020-11-27T09:48:49.727910552" text:fixed="true">27/11/20</text:date></text:span></text:p>
      <text:p text:style-name="Heading">Cowley 1</text:p>
      <text:p text:style-name="P3">Richard Weston</text:p>
      <text:p text:style-name="P3">Dave Robson</text:p>
      <text:p text:style-name="P3">Mousa Bashir</text:p>
      <text:p text:style-name="P3">Graham Cole</text:p>
      <text:p text:style-name="P6">Will Burt</text:p>
      <text:p text:style-name="Heading">Cowley 2</text:p>
      <text:p text:style-name="Standard">Stanley, William <text:span text:style-name="T1">(Bill)</text:span></text:p>
      <text:p text:style-name="Standard">Lwin, Ko Ko </text:p>
      <text:p text:style-name="P3">David Keeling</text:p>
      <text:p text:style-name="P6">Hakeem Asif</text:p>
      <text:p text:style-name="P6">John Burgess</text:p>
      <text:p text:style-name="P6">Kelly Riley</text:p>
      <text:p text:style-name="P6">Ivon Asquith</text:p>
      <text:p text:style-name="P6">Asif Hameed</text:p>
      <text:p text:style-name="P6">Rafael Rivera Machens</text:p>
      <text:p text:style-name="Heading">Cumnor 1</text:p>
      <text:p text:style-name="Standard">Nick Burrows</text:p>
      <text:p text:style-name="P3">Nigel Moyse</text:p>
      <text:p text:style-name="P3">Eldar Alizada</text:p>
      <text:p text:style-name="P3">Stuart MacQueen</text:p>
      <text:p text:style-name="P3">Mark Sayers</text:p>
      <text:p text:style-name="P3">Ian Bush</text:p>
      <text:p text:style-name="P6">Liam Glenn</text:p>
      <text:p text:style-name="Heading">Cumnor 2</text:p>
      <text:p text:style-name="P3">Robin Carr</text:p>
      <text:p text:style-name="P3">Steve Bennett</text:p>
      <text:p text:style-name="P3">Andrew Hudson</text:p>
      <text:p text:style-name="P6">Mark Crittenden</text:p>
      <text:p text:style-name="P6">Pedro Monteiro</text:p>
      <text:p text:style-name="Heading">Oxford City 1</text:p>
      <text:p text:style-name="Standard">Manley, Jon P</text:p>
      <text:p text:style-name="Standard">Brown, Matthew</text:p>
      <text:p text:style-name="P3">Phil Hayward</text:p>
      <text:p text:style-name="P3">Stuart White</text:p>
      <text:p text:style-name="P3">Arya Cont</text:p>
      <text:p text:style-name="P3">Tim King</text:p>
      <text:p text:style-name="P6">Ross Tselos</text:p>
      <text:p text:style-name="Heading">Oxford City 2</text:p>
      <text:p text:style-name="Standard">Badhe, Abhishek</text:p>
      <text:p text:style-name="Standard">King, Simon E</text:p>
      <text:p text:style-name="P3">Killian Rogan</text:p>
      <text:p text:style-name="P3">Kari Andresson</text:p>
      <text:p text:style-name="P6">Jan Murawksi</text:p>
      <text:p text:style-name="P6">Agustin Rodriguez-Bachiller</text:p>
      <text:p text:style-name="P6">John Luke</text:p>
      <text:p text:style-name="P2">Oxford University 1</text:p>
      <text:p text:style-name="Standard">Filip Mihov</text:p>
      <text:p text:style-name="Standard">Yuting Fu</text:p>
      <text:p text:style-name="Standard">Anshu Ramaiya</text:p>
      <text:p text:style-name="P3">Dominic Miller</text:p>
      <text:p text:style-name="P6">Andrew Rogozinski</text:p>
      <text:p text:style-name="Heading">Oxford University 2</text:p>
      <text:p text:style-name="Standard">Taylor Pearson</text:p>
      <text:p text:style-name="P3">Karthik Saravanan</text:p>
      <text:p text:style-name="P3">Nils Rochowicz</text:p>
      <text:p text:style-name="P6">Thomas Moss</text:p>
      <text:p text:style-name="P6">Tudor Enescu</text:p>
      <text:p text:style-name="Heading">Oxford University 3</text:p>
      <text:p text:style-name="P3">Arkady Boyko</text:p>
      <text:p text:style-name="P6">Alexander Hughes</text:p>
      <text:p text:style-name="Heading">Witney 1</text:p>
      <text:p text:style-name="Standard">Searle, Howard AJ</text:p>
      <text:p text:style-name="Standard">Gentry, Alan E</text:p>
      <text:p text:style-name="Standard">Edwards, Derek F </text:p>
      <text:p text:style-name="Standard">Blackwell, David</text:p>
      <text:p text:style-name="P6">Joshua Soanes</text:p>
      <text:p text:style-name="P6">Ben Kennedy</text:p>
      <text:p text:style-name="Heading">Witney 2</text:p>
      <text:p text:style-name="Standard">Kilbride-Newman, Robert (Bob)</text:p>
      <text:p text:style-name="Standard">Gilders, Ian </text:p>
      <text:p text:style-name="Standard">Turner, Roger N</text:p>
      <text:p text:style-name="Standard">Manning, Charlie </text:p>
      <text:p text:style-name="P3">Matthew Coburn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h text:style-name="Heading_20_1" text:outline-level="1">List of Starred Players for the First Mike Duck Online Tournament</text:h>
      </style:head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0T13:16:41.298404081</meta:creation-date>
    <meta:generator>LibreOffice/6.0.7.3$Linux_X86_64 LibreOffice_project/00m0$Build-3</meta:generator>
    <dc:date>2020-11-27T09:59:30.047656052</dc:date>
    <meta:editing-duration>PT14M49S</meta:editing-duration>
    <meta:editing-cycles>6</meta:editing-cycles>
    <meta:document-statistic meta:table-count="0" meta:image-count="0" meta:object-count="0" meta:page-count="1" meta:paragraph-count="76" meta:word-count="177" meta:character-count="1065" meta:non-whitespace-character-count="960"/>
  </office:meta>
</office:document-meta>
</file>